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0c59f" officeooo:paragraph-rsid="0010c59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0c59f" officeooo:paragraph-rsid="0014dad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1e598" officeooo:paragraph-rsid="0010c59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1e598" officeooo:paragraph-rsid="0011e59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2d12a" officeooo:paragraph-rsid="0011e59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2d12a" officeooo:paragraph-rsid="0012d12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4505d" officeooo:paragraph-rsid="0014505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1pt" fo:font-weight="normal" officeooo:rsid="000f77ff" officeooo:paragraph-rsid="000f77ff" style:font-size-asian="18.3500003814697pt" style:font-weight-asian="normal" style:font-size-complex="2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f77ff" officeooo:paragraph-rsid="000f77f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0c59f" officeooo:paragraph-rsid="0010c59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10c59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c59f" officeooo:paragraph-rsid="0010c59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e598" officeooo:paragraph-rsid="0011e59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2d12a" officeooo:paragraph-rsid="0012d12a" style:font-weight-asian="normal" style:font-weight-complex="normal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style:text-line-through-style="none" style:text-line-through-type="none" fo:font-size="14pt" style:font-size-asian="12.25pt" style:font-size-complex="14pt"/>
    </style:style>
    <style:style style:name="T7" style:family="text">
      <style:text-properties style:text-line-through-style="none" style:text-line-through-type="none" fo:font-size="14pt" officeooo:rsid="0010c59f" style:font-size-asian="12.25pt" style:font-size-complex="14pt"/>
    </style:style>
    <style:style style:name="T8" style:family="text">
      <style:text-properties style:text-line-through-style="none" style:text-line-through-type="none" fo:font-size="14pt" officeooo:rsid="0011e598" style:font-size-asian="12.25pt" style:font-size-complex="14pt"/>
    </style:style>
    <style:style style:name="T9" style:family="text">
      <style:text-properties style:text-line-through-style="none" style:text-line-through-type="none" fo:font-size="14pt" officeooo:rsid="0012d12a" style:font-size-asian="12.25pt" style:font-size-complex="14pt"/>
    </style:style>
    <style:style style:name="T10" style:family="text">
      <style:text-properties style:text-line-through-style="none" style:text-line-through-type="none" fo:font-size="14pt" officeooo:rsid="0014505d" style:font-size-asian="12.25pt" style:font-size-complex="14pt"/>
    </style:style>
    <style:style style:name="T11" style:family="text">
      <style:text-properties style:text-line-through-style="none" style:text-line-through-type="none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style:text-line-through-style="none" style:text-line-through-type="none" fo:font-size="14pt" fo:font-weight="normal" officeooo:rsid="0011e598" style:font-size-asian="12.25pt" style:font-weight-asian="normal" style:font-size-complex="14pt" style:font-weight-complex="normal"/>
    </style:style>
    <style:style style:name="T13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officeooo:rsid="0010c59f" style:font-size-asian="12.25pt" style:font-size-complex="14pt"/>
    </style:style>
    <style:style style:name="T1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ssignment No.3</text:p>
      <text:p text:style-name="P10"/>
      <text:p text:style-name="P10"/>
      <text:p text:style-name="P11">1)ls(Display hidden files):-</text:p>
      <text:p text:style-name="P11"/>
      <text:p text:style-name="P11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2)rename(Rename all *.txt files to *.htm):-</text:p>
      <text:p text:style-name="P11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<text:span text:style-name="T15">3)</text:span><text:span text:style-name="T16">ln -s(Create symbolic link (shortcut) for a file):</text:span><text:span text:style-name="T7">-</text:span></text:p>
      <text:p text:style-name="P3">4)ln(Create hard link for a file):-</text:p>
      <text:p text:style-name="P3"/>
      <text:p text:style-name="P3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)stat(Display time stamp of the file):-</text:p>
      <text:p text:style-name="P3"/>
      <text:p text:style-name="P3"/>
      <text:p text:style-name="P3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6)touch(Change the time stamp of the file):-</text:p>
      <text:p text:style-name="P3">7)touch(Create empty file):-</text:p>
      <text:p text:style-name="P3"/>
      <text:p text:style-name="P3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8)tail(Print all lines in a file from fifth line onwards):-</text:p>
      <text:p text:style-name="P3"/>
      <text:p text:style-name="P3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6">9)init 0, poweroff</text:span><text:span text:style-name="T8">(Shutdown (Only for super-user)):-</text:span></text:p>
      <text:p text:style-name="P5"/>
      <text:p text:style-name="P5"/>
      <text:p text:style-name="P1"><text:span text:style-name="Source_20_Text"><text:span text:style-name="T12">--&gt;sudo init 0</text:span></text:span></text:p>
      <text:p text:style-name="P5"/>
      <text:p text:style-name="P5"/>
      <text:p text:style-name="P6">10)init 6, reboot(Reboot (Only for super-user)):-</text:p>
      <text:p text:style-name="P6"/>
      <text:p text:style-name="P6"/>
      <text:p text:style-name="P2"><text:span text:style-name="Source_20_Text"><text:span text:style-name="T11">--&gt;sudo init 6</text:span></text:span></text:p>
      <text:p text:style-name="P6"/>
      <text:p text:style-name="P6">11)whoami(Find current user):-</text:p>
      <text:p text:style-name="P6"/>
      <text:p text:style-name="P6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12)tty(Find current terminal):-</text:p>
      <text:p text:style-name="P6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13)who am i(Find current user and terminal):-</text:p>
      <text:p text:style-name="P6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14)users(Find all users logged into the system):-</text:p>
      <text:p text:style-name="P6"/>
      <text:p text:style-name="P6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5"><text:span text:style-name="T6">15)who</text:span><text:span text:style-name="T9">(Find all users logged in and terminals in use):-</text:span></text:p>
      <text:p text:style-name="P7"/>
      <text:p text:style-name="P7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/>
      <text:p text:style-name="P8">16)grep, egrep, fgrep(Find a given word/pattern from the file):-</text:p>
      <text:p text:style-name="P8"/>
      <text:p text:style-name="P8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17)chmod(Make a file as read-only):-</text:p>
      <text:p text:style-name="P8"/>
      <text:p text:style-name="P8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8)chmod(Make a file as write, read and execute):-</text:p>
      <text:p text:style-name="P8"/>
      <text:p text:style-name="P8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6"><text:span text:style-name="T6">19)wc (using redirection)</text:span><text:span text:style-name="T10">(Take input from the file, count words and store output to other file)</text:span><text:span text:style-name="T6">:-</text:span></text:p>
      <text:p text:style-name="P8"/>
      <text:p text:style-name="P9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20)who | wc (using pipe)(Count words in output of “who” command):-</text:p>
      <text:p text:style-name="P9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1)head, tail (using pipe)(Print lines 5 to 10 from the given file):-</text:p>
      <text:p text:style-name="P9"/>
      <text:p text:style-name="P9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22)sort , uniq (using pipe)(Print the uniq values from the unsorted file):-</text:p>
      <text:p text:style-name="P9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6)ls, grep (using pipe)(Display only hidden files in a directory):-</text:p>
      <text:p text:style-name="P9"/>
      <text:p text:style-name="P9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7)tr(Convert file contents into uppercase , also learn "-s" option of this command):-</text:p>
      <text:p text:style-name="P9"/>
      <text:p text:style-name="P9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8)cut(Split the file contents using delimiter and print required fields):-</text:p>
      <text:p text:style-name="P9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3T14:25:46.950706149</dc:date>
    <meta:editing-duration>PT1H28M27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4" meta:paragraph-count="28" meta:word-count="205" meta:character-count="1370" meta:non-whitespace-character-count="1195"/>
  </office:meta>
</office:document-meta>
</file>